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32.51pt"/>
    </style:style>
    <style:style style:name="co4" style:family="table-column">
      <style:table-column-properties fo:break-before="auto" style:column-width="154.35pt"/>
    </style:style>
    <style:style style:name="ro1" style:family="table-row">
      <style:table-row-properties style:row-height="27.69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IniTes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he Frame# when initialization finished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2" office:value-type="string" calcext:value-type="string">
            <text:p>Seq Name</text:p>
          </table:table-cell>
          <table:table-cell table:style-name="ce2" office:value-type="string" calcext:value-type="string">
            <text:p>StartFrame#</text:p>
          </table:table-cell>
          <table:table-cell table:style-name="ce2" office:value-type="string" calcext:value-type="string">
            <text:p>Gaussian Factor</text:p>
          </table:table-cell>
          <table:table-cell table:style-name="ce1" office:value-type="string" calcext:value-type="string">
            <text:p>Gaussian</text:p>
          </table:table-cell>
          <table:table-cell table:style-name="ce2" office:value-type="string" calcext:value-type="string">
            <text:p>RH = 0.4</text:p>
          </table:table-cell>
          <table:table-cell table:style-name="ce2" office:value-type="string" calcext:value-type="string">
            <text:p>RH = 0.5</text:p>
          </table:table-cell>
          <table:table-cell table:style-name="ce2"/>
          <table:table-cell table:style-name="ce1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3">
          <table:table-cell/>
          <table:table-cell office:value-type="string" calcext:value-type="string">
            <text:p>OnDesk1</text:p>
          </table:table-cell>
          <table:table-cell table:style-name="ce3" office:value-type="float" office:value="0" calcext:value-type="float" table:number-columns-spanned="1" table:number-rows-spanned="9">
            <text:p>0</text:p>
          </table:table-cell>
          <table:table-cell table:style-name="ce3" office:value-type="float" office:value="1.4" calcext:value-type="float" table:number-columns-spanned="1" table:number-rows-spanned="9">
            <text:p>1.4</text:p>
          </table:table-cell>
          <table:table-cell table:style-name="ce3" office:value-type="float" office:value="4" calcext:value-type="float" table:number-columns-spanned="1" table:number-rows-spanned="9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everal lost, well get back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OnDesk2</text:p>
          </table:table-cell>
          <table:covered-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everal lost, well get back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OnDesk3</text:p>
          </table:table-cell>
          <table:covered-table-cell table:number-columns-repeated="3"/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everal lost, well get back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roundDesk1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everal lost, well get back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roundDesk2</text:p>
          </table:table-cell>
          <table:covered-table-cell table:number-columns-repeated="3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veral lost, well get back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eskWithMap</text:p>
          </table:table-cell>
          <table:covered-table-cell table:number-columns-repeated="3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veral lost, well get back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eskWithMap2</text:p>
          </table:table-cell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st once, get back in 2 frames</text:p>
          </table:table-cell>
          <table:table-cell/>
          <table:table-cell office:value-type="string" calcext:value-type="string">
            <text:p>Levels</text:p>
          </table:table-cell>
          <table:table-cell table:style-name="ce4" office:value-type="string" calcext:value-type="string" table:number-columns-spanned="3" table:number-rows-spanned="1">
            <text:p>Factors in different levels</text:p>
          </table:table-cell>
          <table:covered-table-cell table:number-columns-repeated="2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DeskWithMap3</text:p>
          </table:table-cell>
          <table:covered-table-cell table:number-columns-repeated="3"/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 Los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DeskWithMap4</text:p>
          </table:table-cell>
          <table:covered-table-cell table:number-columns-repeated="3"/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o Los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0]*[.L10]" office:value-type="float" office:value="1.96" calcext:value-type="float">
            <text:p>1.96</text:p>
          </table:table-cell>
          <table:table-cell table:formula="of:=[.M10]*[.M10]" office:value-type="float" office:value="1.44" calcext:value-type="float">
            <text:p>1.44</text:p>
          </table:table-cell>
          <table:table-cell table:formula="of:=[.N10]*[.N10]" office:value-type="float" office:value="1.69" calcext:value-type="float">
            <text:p>1.69</text:p>
          </table:table-cell>
          <table:table-cell table:number-columns-repeated="1009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table:formula="of:=[.L11]*[.L10]" office:value-type="float" office:value="2.744" calcext:value-type="float">
            <text:p>2.744</text:p>
          </table:table-cell>
          <table:table-cell table:formula="of:=[.M11]*[.M10]" office:value-type="float" office:value="1.728" calcext:value-type="float">
            <text:p>1.728</text:p>
          </table:table-cell>
          <table:table-cell table:formula="of:=[.N11]*[.N10]" office:value-type="float" office:value="2.197" calcext:value-type="float">
            <text:p>2.197</text:p>
          </table:table-cell>
          <table:table-cell table:number-columns-repeated="1009"/>
        </table:table-row>
        <table:table-row table:style-name="ro3">
          <table:table-cell/>
          <table:table-cell table:style-name="ce2" office:value-type="string" calcext:value-type="string">
            <text:p>Seq Name</text:p>
          </table:table-cell>
          <table:table-cell table:style-name="ce2" office:value-type="string" calcext:value-type="string">
            <text:p>StartFrame#</text:p>
          </table:table-cell>
          <table:table-cell table:style-name="ce2" office:value-type="string" calcext:value-type="string">
            <text:p>Gaussian Factor</text:p>
          </table:table-cell>
          <table:table-cell table:style-name="ce1" office:value-type="string" calcext:value-type="string">
            <text:p>Levels</text:p>
          </table:table-cell>
          <table:table-cell table:style-name="ce2" office:value-type="string" calcext:value-type="string">
            <text:p>RH = 0.4</text:p>
          </table:table-cell>
          <table:table-cell table:style-name="ce2" office:value-type="string" calcext:value-type="string">
            <text:p>RH = 0.5</text:p>
          </table:table-cell>
          <table:table-cell table:style-name="ce2"/>
          <table:table-cell table:style-name="ce1" office:value-type="string" calcext:value-type="string">
            <text:p>Descrip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table:formula="of:=[.L12]*[.L10]" office:value-type="float" office:value="3.8416" calcext:value-type="float">
            <text:p>3.8416</text:p>
          </table:table-cell>
          <table:table-cell table:formula="of:=[.M12]*[.M10]" office:value-type="float" office:value="2.0736" calcext:value-type="float">
            <text:p>2.0736</text:p>
          </table:table-cell>
          <table:table-cell table:formula="of:=[.N12]*[.N10]" office:value-type="float" office:value="2.8561" calcext:value-type="float">
            <text:p>2.8561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OnDesk1</text:p>
          </table:table-cell>
          <table:table-cell table:style-name="ce3" office:value-type="float" office:value="0" calcext:value-type="float" table:number-columns-spanned="1" table:number-rows-spanned="9">
            <text:p>0</text:p>
          </table:table-cell>
          <table:table-cell table:style-name="ce3" office:value-type="float" office:value="1.2" calcext:value-type="float" table:number-columns-spanned="1" table:number-rows-spanned="9">
            <text:p>1.2</text:p>
          </table:table-cell>
          <table:table-cell table:style-name="ce3" office:value-type="float" office:value="8" calcext:value-type="float" table:number-columns-spanned="1" table:number-rows-spanned="9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.L13]*[.L10]" office:value-type="float" office:value="5.37824" calcext:value-type="float">
            <text:p>5.37824</text:p>
          </table:table-cell>
          <table:table-cell table:formula="of:=[.M13]*[.M10]" office:value-type="float" office:value="2.48832" calcext:value-type="float">
            <text:p>2.48832</text:p>
          </table:table-cell>
          <table:table-cell table:style-name="ce5" table:formula="of:=[.N13]*[.N10]" office:value-type="float" office:value="3.71293" calcext:value-type="float">
            <text:p>3.71293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OnDesk2</text:p>
          </table:table-cell>
          <table:covered-table-cell table:number-columns-repeated="3"/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formula="of:=[.M14]*[.M10]" office:value-type="float" office:value="2.985984" calcext:value-type="float">
            <text:p>2.985984</text:p>
          </table:table-cell>
          <table:table-cell table:formula="of:=[.N14]*[.N10]" office:value-type="float" office:value="4.826809" calcext:value-type="float">
            <text:p>4.826809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OnDesk3</text:p>
          </table:table-cell>
          <table:covered-table-cell table:number-columns-repeated="3"/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table:style-name="ce5" table:formula="of:=[.M15]*[.M10]" office:value-type="float" office:value="3.5831808" calcext:value-type="float">
            <text:p>3.5831808</text:p>
          </table:table-cell>
          <table:table-cell table:formula="of:=[.N15]*[.N10]" office:value-type="float" office:value="6.2748517" calcext:value-type="float">
            <text:p>6.2748517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AroundDesk1</text:p>
          </table:table-cell>
          <table:covered-table-cell table:number-columns-repeated="3"/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table:formula="of:=[.M16]*[.M10]" office:value-type="float" office:value="4.29981696" calcext:value-type="float">
            <text:p>4.29981696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AroundDesk2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eskWithMap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eskWithMap2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eskWithMap3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eskWithMap4</text:p>
          </table:table-cell>
          <table:covered-table-cell table:number-columns-repeated="3"/>
          <table:table-cell office:value-type="float" office:value="153" calcext:value-type="float">
            <text:p>15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20:50.593086750</meta:creation-date>
    <dc:date>2017-12-18T13:57:29.807441620</dc:date>
    <meta:editing-duration>P2DT19H32M55S</meta:editing-duration>
    <meta:editing-cycles>4</meta:editing-cycles>
    <meta:generator>LibreOffice/5.1.6.2$Linux_X86_64 LibreOffice_project/10m0$Build-2</meta:generator>
    <meta:document-statistic meta:table-count="1" meta:cell-count="97" meta:object-count="0"/>
  </office:meta>
</office:document-meta>
</file>